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mowca">
      <style:paragraph-properties fo:text-align="justify" style:justify-single-word="false"/>
    </style:style>
    <style:style style:name="P2" style:family="paragraph" style:parent-style-name="mowca" style:master-page-name="Standard">
      <style:paragraph-properties fo:text-align="justify" style:justify-single-word="false" style:page-number="auto"/>
    </style:style>
    <style:style style:name="P3" style:family="paragraph" style:parent-style-name="Normal_20__28_Web_29_">
      <style:paragraph-properties fo:text-align="justify" style:justify-single-word="false"/>
    </style:style>
    <style:style style:name="T1" style:family="text">
      <style:text-properties style:font-name="Calibri"/>
    </style:style>
    <style:style style:name="T2" style:family="text">
      <style:text-properties style:font-name="Calibri"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8 października 2009 r.</text:span></text:p>
      <text:p text:style-name="P1"><text:span text:style-name="T2">Minister Finansów Jan Vincent-Rostowski:</text:span></text:p>
      <text:p text:style-name="P3"><text:span text:style-name="T1">Panie Marszałku! Wysoki Sejmie! Panie i Panowie Posłowie! Wszyscy możemy być dumni z faktu, iż Polska jako jedyna w Unii Europejskiej, a także jako jedyna w całej Europie przeszła przez kryzys bez recesji. Mamy też najlepszy wynik w całym OECD, czyli spośród najbogatszych krajów Europy, Ameryki Północnej i Pacyfiku. Obok Australii jesteśmy jednym z dwóch krajów należących do OECD, który zanotuje w tym roku wzrost gospodarczy. Ale nie tylko dane dotyczące wzrostu gospodarczego świadczą o odporności Polski. Również w</text:span><text:bookmark text:name="_GoBack"/><text:span text:style-name="T1"> tak ważnej dla Polaków kwestii jak bezrobocie Polska nieźle broni się przed kryzysem. Bezrobocie jest zawsze dramatem dla tych, którzy są nim dotknięci, i właśnie dlatego należy się cieszyć, że wzrost bezrobocia w Polsce jest o połowę niższy niż przeciętny w Unii Europejskiej. Aż 20 z 27 krajów Unii zanotowało od początku kryzysu większy wzrost bezrobocia niż Polska.</text:span></text:p>
      <text:p text:style-name="P3"><text:span text:style-name="T1">Takie osiągnięcia gospodarki polskiej wynikają z trzech przyczyn: po pierwsze, z przedsiębiorczości i elastyczności naszych przedsiębiorców, którzy niezrażeni kryzysem rozwijali swoje firmy i inwestowali zyski; po drugie, z optymizmu i spokoju wszystkich Polaków, którzy nie przestraszyli się kryzysu i nie ograniczyli swojej konsumpcji; po trzecie, z polityki rządu, który właściwie reagował na zagrożenia kryzysowe. (Oklaski)</text:span></text:p>
      <text:p text:style-name="P3"><text:span text:style-name="T1">Jednym z głównych elementów tej stosownej polityki antykryzysowej rządu była odpowiedzialna i konsekwentna polityka budżetowa. Od początku kadencji rząd Platformy Obywatelskiej i Polskiego Stronnictwa Ludowego przygotowywał Polskę na trudniejsze czasy. Oczywiście nikt nie spodziewał się aż tak poważnego kryzysu na świecie, ale gdyby nie kształt budżetów na 2008 r. i 2009 r. dziś bylibyśmy zmuszeni do drastycznych, radykalnych cięć wydatków, a także zwiększenia podatków, czego uniknęliśmy. Zasadniczym celem rządu Donalda Tuska w sferze polityki budżetowej było zawsze ostrożne, ale stanowcze obniżanie deficytu i ograniczanie wzrostu wydatków z równoczesnym obniżaniem obciążeń publicznych, głównie podatkowych. Już w budżecie na 2008 r. w ciągu jednego tygodnia po przejęciu władzy ograniczyliśmy wzrost wydatków o 3 mld zł. Dzięki temu mogliśmy podwyższyć płace nauczycielom o 10% i obniżyć deficyt budżetowy o 1,5 mld zł.</text:span></text:p>
      <text:p text:style-name="P3"><text:span text:style-name="T1">Taka polityka budżetowa towarzyszyła również naszym planom budżetowym na 2009 r. Pomimo dużej obniżki stawek podatku PIT zaprojektowaliśmy znacznie niższy, bo o 9 mld zł, deficyt budżetowy. Było to możliwe dzięki ograniczeniu wzrostu wydatków. Kiedy okazało się, że ze względu na światowy kryzys gospodarczy rok 2009 będzie wyjątkowo trudny, rząd w grudniu 2008 r. przygotował pakiet oszczędności na 2 mld zł. Równocześnie zapowiedzieliśmy, że jeśli zajdzie taka potrzeba, to w połowie roku przeprowadzimy nowelizację budżetu. Z końcem stycznia, kiedy dramatycznie pogorszyły się prognozy dla gospodarki światowej, zabezpieczyliśmy budżet kolejnym pakietem oszczędności, tym razem na 10 mld zł. W lipcu podczas nowelizacji budżetu wygospodarowaliśmy kolejne oszczędności w wysokości 3 mld zł. W sumie w ramach oszczędności z grudnia, stycznia i lipca po uwzględnieniu wzrostu niektórych koniecznych wydatków zaoszczędziliśmy 12 mld zł, czyli prawie 1 punkt procentowy produktu krajowego brutto. To dzięki tak dużej kampanii oszczędności, która wyrwała Polskę z koszyka krajów o niskiej wiarygodności, mogliśmy w ramach nowelizacji ostrożnie i bezpiecznie zwiększyć deficyt budżetowy. Uznaliśmy, że zwiększanie deficytu może się odbywać jedynie w ramach wzrastającej wiarygodności Polski. Tyle wzrostu deficytu, ile wzmocnienia wiarygodności. Często słyszymy ze strony polityków PiS słowa satysfakcji, że w </text:span><text:soft-page-break/><text:span text:style-name="T1">końcu poszliśmy drogą proponowaną nam przez nich od samego początku kryzysu. Dzisiaj chyba tego nie usłyszymy z uwagi na ilość obecnych posłów opozycji. To jednak zupełnie inne drogi - droga, którą proponował PiS, i nasza droga. To trochę tak, jakbyśmy jechali samochodem po górskich serpentynach tuż za TIR-em i: Tato, wyprzedź go w końcu, podpowiada nam synek z tylnego siedzenia. My jednak czekamy na odpowiedni moment. Kiedy na prostym odcinku drogi wyprzedzamy TIR-a, mówimy spokojnie: Tak to się robi, synku. Tak to się robi. (Oklaski)</text:span></text:p>
      <text:p text:style-name="P3"><text:span text:style-name="T1">    (Poseł Jan Kulas: Ale dowcip.)</text:span></text:p>
      <text:p text:style-name="P3"><text:span text:style-name="T1">    (Poseł Henryk Kowalczyk: Marne, marne.)</text:span></text:p>
      <text:p text:style-name="P3"><text:span text:style-name="T1">Wysoki Sejmie! W jednym PiS ma rację. Tak, nasza polityka antykryzysowa była zupełnie inna niż krajów zachodnich. Nie dość że nie wdrożyliśmy olbrzymiego programu stabilizacyjnego, którego i tak nie mielibyśmy jak sfinansować, to wprost przeciwnie, dokonaliśmy oszczędności na 12 mld zł. To Polska pokazała światu, że skuteczna walka z kryzysem nie polega na ogłaszaniu kolejnych pakietów stymulacyjnych na koszt przyszłych pokoleń. To Polska, mimo że wybrała zupełnie inną drogę przez kryzys, jako jedyna w Europie i Ameryce Północnej uniknęła recesji. Nie dość że nasza polityka okazała się jedynym w krajach rozwiniętych skutecznym sposobem walki z kryzysem, to jeszcze najtańszym. Dziś wiemy, że nie da się efektywnie wydać w tak krótkim czasie kwot, które mogłyby istotnie wpłynąć na przebieg kryzysu. Dla przykładu w Stanach Zjednoczonych z 787 mld dolarów, które obejmował pakiet stymulacyjny prezydenta Busha, wyda się do końca tego roku zaledwie 48 mld dolarów.</text:span></text:p>
      <text:p text:style-name="P3"><text:span text:style-name="T1">Dziś gospodarki świata zaczynają się powoli odbijać od dna, jednak przyczyną tej poprawy nie są przecież programy stymulacyjne. Te pieniądze zostaną wydane dopiero w przyszłym roku, kiedy już nie będą potrzebne, jednak obciążą na długie lata gospodarki światowe olbrzymimi długami. I na każdym spotkaniu ministrów finansów Unii Europejskiej wszyscy ministrowie zastanawiają się nad tym, jak nasze gospodarki z tego zadłużenia się wydostaną. Z zadłużenia, które byłoby jeszcze większe w naszym przypadku, dużo większe, gdybyśmy byli poszli drogą, którą proponował nam PiS.</text:span></text:p>
      <text:p text:style-name="P3"><text:span text:style-name="T1">Dziś widać wyraźnie, że gdybyśmy poszli tą drogą PiS, a więc równocześnie zwiększyli wydatki o 11 mld zł, wycofali się z oszczędności na kwotę 12 mld zł i zmniejszyli podatek VAT od towarów i usług o 3 punkty procentowe, jak to proponował prezydent Kaczyński w swoim niefortunnym orędziu, to nasz deficyt budżetowy byłby większy o dodatkowe 36,5 mld zł. Wtedy na pewno przekroczylibyśmy w 2010 r. tzw. drugi próg ostrożnościowy finansów publicznych określony na poziomie 55% relacji długu publicznego do PKB. To spowodowałoby dramatyczne skutki, proszę państwa.</text:span></text:p>
      <text:p text:style-name="P3"><text:span text:style-name="T1">Wysoki Sejmie! Coraz lepsze sygnały co do kondycji gospodarki na świecie potwierdzają, że po okresie turbulencji przechodzimy do etapu stabilizacji pokryzysowej. W takiej scenerii przyszło nam projektować budżet na 2010 r. Jego kształt wpisuje się w strategię rządu Donalda Tuska. Z jednej strony tam, gdzie jest to możliwe bez zmian ustawowych, znacząco ograniczamy wydatki. Z drugiej strony, dzięki oszczędnościom budżetowym, które zwiększyły naszą wiarygodność, możemy bezpiecznie zwiększać deficyt.</text:span></text:p>
      <text:p text:style-name="P3"><text:span text:style-name="T1">Zakładamy, że deficyt budżetu państwa wyniesie nie więcej niż 52,2 mld zł. Ten znacząco większy deficyt w 2010 r. to jeden z tzw. opóźnionych efektów kryzysu. Można powiedzieć, że deficyt ten, choć konieczny, jest bezpieczny. Bezpieczny dlatego, że dzięki realizacji programu prywatyzacji, który rząd przyjął w sierpniu tego roku, nie spowoduje on przekroczenia drugiego progu ostrożnościowego. Budżet ten </text:span><text:soft-page-break/><text:span text:style-name="T1">jest jednak także bardzo oszczędny. Wydatki budżetowe, których wysokość można ustalić bez zmian ustaw, a więc bez zgody prezydenta, zostały znacznie ograniczone. Wydatki rzeczowe i wydatki inwestycyjne, z wyłączeniem inwestycji drogowych, zostały zmniejszone o 10%. Wydatki osobowe pozostawiliśmy, z wyjątkiem podwyżki dla nauczycieli, na obecnym poziomie.</text:span></text:p>
      <text:p text:style-name="P3"><text:span text:style-name="T1">Gospodarką polską ma podtrzymać wielki program inwestycji drogowych. Znacząca część wzrostu deficytu sektora finansów publicznych na 2010 r. wynika właśnie z niego. W 2007 r. za rządu Prawa i Sprawiedliwości na programy budowy dróg przeznaczono 7 mld zł, w 2008 r. było to już 11 mld zł, w tym roku - ponad 19 mld zł, a w przyszłym roku będzie to ponad 32 mld zł. Na tych strategicznych dla państwa i gospodarki inwestycjach nie będziemy oszczędzać, ale te inwestycje są możliwe przy jednoczesnym utrzymaniu wiarygodności państwa jedynie dlatego, że mieliśmy odwagę w stosownym momencie, na początku kryzysu, ale także w budżecie, który dziś przedstawiam Wysokiej Izbie, przeprowadzić bolesne, ale konieczne oszczędności. To dzięki tym decyzjom wtedy i dziś możemy na taką skalę inwestować w infrastrukturę drogową bez popadnięcia w katastrofalną spiralę zadłużenia i budować infrastrukturę dla rozwoju Polski w następnym dziesięcioleciu. Również decyzja o pozostawieniu podatków na tegorocznym poziomie wynika z troski o kondycję gospodarki polskiej.</text:span></text:p>
      <text:p text:style-name="P3"><text:span text:style-name="T1">Budżet na 2010 r. jest budżetem odpowiedzialnym i zrównoważonym. Równocześnie w bezpieczny sposób zwiększamy deficyt, znacząco ograniczamy wydatki, nie zwiększamy obciążeń podatkowych, a tam gdzie jest to społecznie lub ekonomicznie uzasadnione, tak, jesteśmy gotowi wydatki zwiększać.</text:span></text:p>
      <text:p text:style-name="P3"><text:span text:style-name="T1">Wysoki Sejmie! Mimo że w 2010 r. nie przekroczymy pułapu 55% relacji długu publicznego do PKB, stan finansów publicznych wymaga konsekwentnych działań naprawczych, dlatego do końca roku rząd przedstawi dwuletni plan rozwoju i konsolidacji. Będzie on początkiem procesu długoletniej i koniecznej naprawy finansów publicznych tak, aby Polska mogła w podobnie elastyczny sposób jak dziś zareagować na ewentualne przyszłe kryzysy.</text:span></text:p>
      <text:p text:style-name="P3"><text:span text:style-name="T1">W ramach dwuletniego planu przedstawimy zestaw reform strukturalnych i systemowych. Część z tych reform będzie nastawiona na konsolidację finansów publicznych, część na rozwój gospodarki, a część i na rozwój gospodarczy, i na konsolidację finansową.</text:span></text:p>
      <text:p text:style-name="P3"><text:span text:style-name="T1">Rząd Platformy Obywatelskiej i Polskiego Stronnictwa Ludowego przeprowadził już w tej kadencji jedną z takich kluczowych reform strukturalnych. Mówię o przyjętej w grudniu 2008 r. ustawie wprowadzającej emerytury pomostowe. Przegłosowanie tej ustawy nie tylko pokazało determinację rządu we wdrażaniu reform, także trwale poprawiło finanse państwa. Według obliczeń profesora Francesco Giavazzi przedstawionych na radzie ministrów finansów Unii Europejskiej w ubiegłym tygodniu w Göteborgu taka reforma mogła obniżyć tzw. ukryty dług państwa polskiego o kwotę równowartą ponad 100% PKB, czyli o ponad 1400 mld zł.</text:span></text:p>
      <text:p text:style-name="P3"><text:span text:style-name="T1">Tak trudna reforma przeprowadzona w szczytowych tygodniach kryzysu odegrała kluczową rolę w utrzymaniu wiarygodności Polski. Dzięki temu uniknęliśmy pułapki zadłużenia, o której zresztą w tamtych czasach często ostrzegałem. Jednak musieliśmy wprowadzić tę tak pożądaną reformę wbrew woli prezydenta Kaczyńskiego i PiS. Została ona przyjęta dzięki poparciu Sojuszu Lewicy Demokratycznej.</text:span></text:p>
      <text:p text:style-name="P3"><text:span text:style-name="T1">To nie jedyny dowód na niechęć prezydenta Kaczyńskiego i PiS do reform. Ostra krytyka naszej polityki oszczędności oraz głosowanie przeciwko nowelizacji budżetu to koronny dowód na to, że PiS ma zupełnie inną koncepcję zarządzania finansami </text:span><text:soft-page-break/><text:span text:style-name="T1">państwa. W latach 2006-2007 PiS udowodnił, że jest partią stale rosnących wydatków, co w nieunikniony sposób prowadzi do marnotrawienia pieniędzy podatników. Platforma Obywatelska udowodniła zaś, że jest partią oszczędności i efektywnego wydawania pieniędzy publicznych nawet w kryzysie.</text:span></text:p>
      <text:p text:style-name="P3"><text:span text:style-name="T1">Przeprowadziliśmy te pożądane oszczędności i reformy i nie zawahamy się przed wprowadzeniem dalszych reform koniecznych dla konsolidacji finansów publicznych i dla szybkiego rozwoju naszej gospodarki.</text:span></text:p>
      <text:p text:style-name="P3"><text:span text:style-name="T1">Wysoki Sejmie! Budżet, który dziś przedstawiam, to kamień milowy na naszej drodze wyjścia z kryzysu światowego. Choć znaczny deficyt, który jest w nim zawarty, nie jest dla nas w pełni zadowalający, jest to budżet odpowiedzialny, rozsądny i oszczędny, dobry budżet na czasy, które pozostają niepewne. Dlatego proszę Wysoką Izbę o przyjęcie rządowego projektu budżetu na 2010 r. Dziękuj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mowca"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4T14:03:00</meta:creation-date>
    <dc:date>2013-01-04T14:16:00</dc:date>
    <meta:editing-duration>PT11S</meta:editing-duration>
    <meta:generator>LibreOffice/3.6$Windows_x86 LibreOffice_project/2ef5aff-a6fb0ff-166bdff-cf087ad-0f1389</meta:generator>
    <meta:document-statistic meta:table-count="0" meta:image-count="0" meta:object-count="0" meta:page-count="4" meta:paragraph-count="22" meta:word-count="1673" meta:character-count="11832" meta:non-whitespace-character-count="101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